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>
      <office:forms form:automatic-focus="false" form:apply-design-mode="false"/>
      <text:tracked-changes text:track-changes="false">
        <text:changed-region text:id="ct144954160">
          <text:insertion>
            <office:change-info>
              <dc:creator>Gaetan Delannay</dc:creator>
              <dc:date>2009-01-08T12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file contains secret information about <text:change-start text:change-id="ct144954160"/>self.title<text:change-end text:change-id="ct144954160"/>.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ahoma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9-01-08T12:34:23</meta:creation-date>
    <dc:creator>Gaetan Delannay</dc:creator>
    <dc:date>2009-05-04T12:32:27</dc:date>
    <dc:language>fr-BE</dc:language>
    <meta:editing-cycles>3</meta:editing-cycles>
    <meta:editing-duration>PT2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" meta:word-count="7" meta:character-count="55"/>
  </office:meta>
</office:document-meta>
</file>